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inery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PP Days Only</text:p>
          </table:table-cell>
        </table:table-row>
        <table:table-row table:style-name="ro1">
          <table:table-cell office:value-type="string" calcext:value-type="string">
            <text:p>Alfaro </text:p>
          </table:table-cell>
          <table:table-cell table:formula="of:=-121.819036" office:value-type="float" office:value="-121.819036" calcext:value-type="float">
            <text:p>-121.819036</text:p>
          </table:table-cell>
          <table:table-cell office:value-type="float" office:value="36.992783" calcext:value-type="float">
            <text:p>36.99278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rmitage</text:p>
          </table:table-cell>
          <table:table-cell office:value-type="float" office:value="-121.900122" calcext:value-type="float">
            <text:p>-121.900122</text:p>
          </table:table-cell>
          <table:table-cell office:value-type="float" office:value="36.976614" calcext:value-type="float">
            <text:p>36.9766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argetto</text:p>
          </table:table-cell>
          <table:table-cell office:value-type="float" office:value="-121.953222" calcext:value-type="float">
            <text:p>-121.953222</text:p>
          </table:table-cell>
          <table:table-cell office:value-type="float" office:value="37.004115" calcext:value-type="float">
            <text:p>37.0041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ig Basin</text:p>
          </table:table-cell>
          <table:table-cell office:value-type="float" office:value="-122.161585" calcext:value-type="float">
            <text:p>-122.161585</text:p>
          </table:table-cell>
          <table:table-cell office:value-type="float" office:value="37.179928" calcext:value-type="float">
            <text:p>37.179928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ottle Jack</text:p>
          </table:table-cell>
          <table:table-cell office:value-type="float" office:value="-122.023633" calcext:value-type="float">
            <text:p>-122.023633</text:p>
          </table:table-cell>
          <table:table-cell office:value-type="float" office:value="37.007537" calcext:value-type="float">
            <text:p>37.00753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urrell School</text:p>
          </table:table-cell>
          <table:table-cell office:value-type="float" office:value="-121.932106" calcext:value-type="float">
            <text:p>-121.932106</text:p>
          </table:table-cell>
          <table:table-cell office:value-type="float" office:value="37.121865" calcext:value-type="float">
            <text:p>37.121865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rtage</text:p>
          </table:table-cell>
          <table:table-cell office:value-type="float" office:value="-122.193876" calcext:value-type="float">
            <text:p>-122.193876</text:p>
          </table:table-cell>
          <table:table-cell office:value-type="float" office:value="37.010958" calcext:value-type="float">
            <text:p>37.0109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innabar</text:p>
          </table:table-cell>
          <table:table-cell office:value-type="float" office:value="-122.036244" calcext:value-type="float">
            <text:p>-122.036244</text:p>
          </table:table-cell>
          <table:table-cell office:value-type="float" office:value="37.255872" calcext:value-type="float">
            <text:p>37.25587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los LaChance</text:p>
          </table:table-cell>
          <table:table-cell office:value-type="float" office:value="-121.643316" calcext:value-type="float">
            <text:p>-121.643316</text:p>
          </table:table-cell>
          <table:table-cell office:value-type="float" office:value="37.07329" calcext:value-type="float">
            <text:p>37.073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los Tita</text:p>
          </table:table-cell>
          <table:table-cell office:value-type="float" office:value="-121.99116" calcext:value-type="float">
            <text:p>-121.99116</text:p>
          </table:table-cell>
          <table:table-cell office:value-type="float" office:value="37.05883" calcext:value-type="float">
            <text:p>37.05883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oper Garrod</text:p>
          </table:table-cell>
          <table:table-cell office:value-type="float" office:value="-122.059216" calcext:value-type="float">
            <text:p>-122.059216</text:p>
          </table:table-cell>
          <table:table-cell office:value-type="float" office:value="37.276622" calcext:value-type="float">
            <text:p>37.2766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omenico</text:p>
          </table:table-cell>
          <table:table-cell office:value-type="float" office:value="-122.242362" calcext:value-type="float">
            <text:p>-122.242362</text:p>
          </table:table-cell>
          <table:table-cell office:value-type="float" office:value="37.498906" calcext:value-type="float">
            <text:p>37.4989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quinox </text:p>
          </table:table-cell>
          <table:table-cell office:value-type="float" office:value="-122.04785" calcext:value-type="float">
            <text:p>-122.04785</text:p>
          </table:table-cell>
          <table:table-cell office:value-type="float" office:value="36.95908" calcext:value-type="float">
            <text:p>36.959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ellom Ranch Vineyards</text:p>
          </table:table-cell>
          <table:table-cell office:value-type="float" office:value="-122.120194" calcext:value-type="float">
            <text:p>-122.120194</text:p>
          </table:table-cell>
          <table:table-cell office:value-type="float" office:value="37.295996" calcext:value-type="float">
            <text:p>37.295996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use Family Vineyards</text:p>
          </table:table-cell>
          <table:table-cell office:value-type="float" office:value="-122.049144" calcext:value-type="float">
            <text:p>-122.049144</text:p>
          </table:table-cell>
          <table:table-cell office:value-type="float" office:value="37.281851" calcext:value-type="float">
            <text:p>37.28185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tegrity </text:p>
          </table:table-cell>
          <table:table-cell office:value-type="float" office:value="-121.789014" calcext:value-type="float">
            <text:p>-121.789014</text:p>
          </table:table-cell>
          <table:table-cell office:value-type="float" office:value="36.932726" calcext:value-type="float">
            <text:p>36.932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Kissed By An Angel </text:p>
          </table:table-cell>
          <table:table-cell office:value-type="float" office:value="-122.037807" calcext:value-type="float">
            <text:p>-122.037807</text:p>
          </table:table-cell>
          <table:table-cell office:value-type="float" office:value="37.052917" calcext:value-type="float">
            <text:p>37.0529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a Honda</text:p>
          </table:table-cell>
          <table:table-cell table:formula="of:=-122/209311" office:value-type="float" office:value="-0.000582864732383869" calcext:value-type="float">
            <text:p>-0.0005828647</text:p>
          </table:table-cell>
          <table:table-cell office:value-type="float" office:value="37.481894" calcext:value-type="float">
            <text:p>37.481894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a Rusticana </text:p>
          </table:table-cell>
          <table:table-cell office:value-type="float" office:value="-121.942048" calcext:value-type="float">
            <text:p>-121.942048</text:p>
          </table:table-cell>
          <table:table-cell office:value-type="float" office:value="37.216042" calcext:value-type="float">
            <text:p>37.216042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ft Bend </text:p>
          </table:table-cell>
          <table:table-cell office:value-type="float" office:value="-121.890975" calcext:value-type="float">
            <text:p>-121.890975</text:p>
          </table:table-cell>
          <table:table-cell office:value-type="float" office:value="37.228505" calcext:value-type="float">
            <text:p>37.2285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ma Prieta </text:p>
          </table:table-cell>
          <table:table-cell office:value-type="float" office:value="-121.874568" calcext:value-type="float">
            <text:p>-121.874568</text:p>
          </table:table-cell>
          <table:table-cell office:value-type="float" office:value="37.127138" calcext:value-type="float">
            <text:p>37.1271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rtin Ranch </text:p>
          </table:table-cell>
          <table:table-cell office:value-type="float" office:value="-121.710909" calcext:value-type="float">
            <text:p>-121.710909</text:p>
          </table:table-cell>
          <table:table-cell office:value-type="float" office:value="37.039877" calcext:value-type="float">
            <text:p>37.03987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cHenry </text:p>
          </table:table-cell>
          <table:table-cell office:value-type="float" office:value="-122.15152" calcext:value-type="float">
            <text:p>-122.15152</text:p>
          </table:table-cell>
          <table:table-cell office:value-type="float" office:value="37.136087" calcext:value-type="float">
            <text:p>37.136087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JA </text:p>
          </table:table-cell>
          <table:table-cell office:value-type="float" office:value="-121.911825" calcext:value-type="float">
            <text:p>-121.911825</text:p>
          </table:table-cell>
          <table:table-cell office:value-type="float" office:value="37.110735" calcext:value-type="float">
            <text:p>37.1107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uccigrosso </text:p>
          </table:table-cell>
          <table:table-cell office:value-type="float" office:value="-122.05504" calcext:value-type="float">
            <text:p>-122.05504</text:p>
          </table:table-cell>
          <table:table-cell office:value-type="float" office:value="37.161403" calcext:value-type="float">
            <text:p>37.1614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uns</text:p>
          </table:table-cell>
          <table:table-cell office:value-type="float" office:value="-121.889212" calcext:value-type="float">
            <text:p>-121.889212</text:p>
          </table:table-cell>
          <table:table-cell office:value-type="float" office:value="37.109497" calcext:value-type="float">
            <text:p>37.109497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umann</text:p>
          </table:table-cell>
          <table:table-cell office:value-type="float" office:value="-122.109693" calcext:value-type="float">
            <text:p>-122.109693</text:p>
          </table:table-cell>
          <table:table-cell office:value-type="float" office:value="37.300568" calcext:value-type="float">
            <text:p>37.300568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icholson</text:p>
          </table:table-cell>
          <table:table-cell office:value-type="float" office:value="-121.839985" calcext:value-type="float">
            <text:p>-121.839985</text:p>
          </table:table-cell>
          <table:table-cell office:value-type="float" office:value="37.005862" calcext:value-type="float">
            <text:p>37.00586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donata </text:p>
          </table:table-cell>
          <table:table-cell office:value-type="float" office:value="-122.047596" calcext:value-type="float">
            <text:p>-122.047596</text:p>
          </table:table-cell>
          <table:table-cell office:value-type="float" office:value="36.960885" calcext:value-type="float">
            <text:p>36.96088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artage </text:p>
          </table:table-cell>
          <table:table-cell office:value-type="float" office:value="-122.193825" calcext:value-type="float">
            <text:p>-122.193825</text:p>
          </table:table-cell>
          <table:table-cell office:value-type="float" office:value="37.011151" calcext:value-type="float">
            <text:p>37.01115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oetic Cellars</text:p>
          </table:table-cell>
          <table:table-cell office:value-type="float" office:value="-121.962577" calcext:value-type="float">
            <text:p>-121.962577</text:p>
          </table:table-cell>
          <table:table-cell office:value-type="float" office:value="37.048311" calcext:value-type="float">
            <text:p>37.0483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ortola</text:p>
          </table:table-cell>
          <table:table-cell office:value-type="float" office:value="-122.199522" calcext:value-type="float">
            <text:p>-122.199522</text:p>
          </table:table-cell>
          <table:table-cell office:value-type="float" office:value="37.371459" calcext:value-type="float">
            <text:p>37.371459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adonich</text:p>
          </table:table-cell>
          <table:table-cell office:value-type="float" office:value="-121.903132" calcext:value-type="float">
            <text:p>-121.903132</text:p>
          </table:table-cell>
          <table:table-cell office:value-type="float" office:value="37.106975" calcext:value-type="float">
            <text:p>37.106975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egale </text:p>
          </table:table-cell>
          <table:table-cell office:value-type="float" office:value="-121.932948" calcext:value-type="float">
            <text:p>-121.932948</text:p>
          </table:table-cell>
          <table:table-cell office:value-type="float" office:value="37.122341" calcext:value-type="float">
            <text:p>37.1223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xford </text:p>
          </table:table-cell>
          <table:table-cell office:value-type="float" office:value="-122.048632" calcext:value-type="float">
            <text:p>-122.048632</text:p>
          </table:table-cell>
          <table:table-cell office:value-type="float" office:value="36.958449" calcext:value-type="float">
            <text:p>36.958449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idge </text:p>
          </table:table-cell>
          <table:table-cell office:value-type="float" office:value="-122.115803" calcext:value-type="float">
            <text:p>-122.115803</text:p>
          </table:table-cell>
          <table:table-cell office:value-type="float" office:value="37.299881" calcext:value-type="float">
            <text:p>37.29988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ussian Ridge</text:p>
          </table:table-cell>
          <table:table-cell office:value-type="float" office:value="-122.244394" calcext:value-type="float">
            <text:p>-122.244394</text:p>
          </table:table-cell>
          <table:table-cell office:value-type="float" office:value="37.498851" calcext:value-type="float">
            <text:p>37.49885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 </text:p>
          </table:table-cell>
        </table:table-row>
        <table:table-row table:style-name="ro1">
          <table:table-cell office:value-type="string" calcext:value-type="string">
            <text:p>Santa Cruz Mountain Vineyard </text:p>
          </table:table-cell>
          <table:table-cell office:value-type="float" office:value="-122.047811" calcext:value-type="float">
            <text:p>-122.047811</text:p>
          </table:table-cell>
          <table:table-cell office:value-type="float" office:value="36.95898" calcext:value-type="float">
            <text:p>36.9589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anta Arcangeli </text:p>
          </table:table-cell>
          <table:table-cell office:value-type="float" office:value="-121.642192" calcext:value-type="float">
            <text:p>-121.642192</text:p>
          </table:table-cell>
          <table:table-cell office:value-type="float" office:value="36.891729" calcext:value-type="float">
            <text:p>36.891729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avannah-Channelle </text:p>
          </table:table-cell>
          <table:table-cell office:value-type="float" office:value="-122.078988" calcext:value-type="float">
            <text:p>-122.078988</text:p>
          </table:table-cell>
          <table:table-cell office:value-type="float" office:value="37.247225" calcext:value-type="float">
            <text:p>37.2472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r </text:p>
          </table:table-cell>
          <table:table-cell office:value-type="float" office:value="-121.9341" calcext:value-type="float">
            <text:p>-121.9341</text:p>
          </table:table-cell>
          <table:table-cell office:value-type="float" office:value="37.111226" calcext:value-type="float">
            <text:p>37.1112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ilver Mountain </text:p>
          </table:table-cell>
          <table:table-cell office:value-type="float" office:value="-121.9341" calcext:value-type="float">
            <text:p>-121.9341</text:p>
          </table:table-cell>
          <table:table-cell office:value-type="float" office:value="37.111226" calcext:value-type="float">
            <text:p>37.1112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livertip </text:p>
          </table:table-cell>
          <table:table-cell office:value-type="float" office:value="-122.13745" calcext:value-type="float">
            <text:p>-122.13745</text:p>
          </table:table-cell>
          <table:table-cell office:value-type="float" office:value="37.156478" calcext:value-type="float">
            <text:p>37.156478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tockewell Cellars</text:p>
          </table:table-cell>
          <table:table-cell office:value-type="float" office:value="-122.045435" calcext:value-type="float">
            <text:p>-122.045435</text:p>
          </table:table-cell>
          <table:table-cell office:value-type="float" office:value="36.959536" calcext:value-type="float">
            <text:p>36.9595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Mountian Winery</text:p>
          </table:table-cell>
          <table:table-cell office:value-type="float" office:value="-122.064645" calcext:value-type="float">
            <text:p>-122.064645</text:p>
          </table:table-cell>
          <table:table-cell office:value-type="float" office:value="37.260514" calcext:value-type="float">
            <text:p>37.2605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Vidovich </text:p>
          </table:table-cell>
          <table:table-cell office:value-type="float" office:value="-122.126754" calcext:value-type="float">
            <text:p>-122.126754</text:p>
          </table:table-cell>
          <table:table-cell office:value-type="float" office:value="37.308001" calcext:value-type="float">
            <text:p>37.3080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Villa del Monte </text:p>
          </table:table-cell>
          <table:table-cell office:value-type="float" office:value="-121.96163" calcext:value-type="float">
            <text:p>-121.96163</text:p>
          </table:table-cell>
          <table:table-cell office:value-type="float" office:value="37.132492" calcext:value-type="float">
            <text:p>37.132492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axwing</text:p>
          </table:table-cell>
          <table:table-cell office:value-type="float" office:value="-122.265989" calcext:value-type="float">
            <text:p>-122.265989</text:p>
          </table:table-cell>
          <table:table-cell office:value-type="float" office:value="37.521851" calcext:value-type="float">
            <text:p>37.5218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Windy Oaks</text:p>
          </table:table-cell>
          <table:table-cell office:value-type="float" office:value="-121.75806" calcext:value-type="float">
            <text:p>-121.75806</text:p>
          </table:table-cell>
          <table:table-cell office:value-type="float" office:value="37.020617" calcext:value-type="float">
            <text:p>37.0206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rights Station </text:p>
          </table:table-cell>
          <table:table-cell office:value-type="float" office:value="121.92665" calcext:value-type="float">
            <text:p>121.92665</text:p>
          </table:table-cell>
          <table:table-cell office:value-type="float" office:value="37.124717" calcext:value-type="float">
            <text:p>37.1247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5:30:13.735329678</meta:creation-date>
    <meta:generator>LibreOffice/5.1.6.2$Linux_X86_64 LibreOffice_project/10m0$Build-2</meta:generator>
    <dc:date>2017-12-19T11:22:32.225961009</dc:date>
    <meta:editing-duration>PT1H18M57S</meta:editing-duration>
    <meta:editing-cycles>6</meta:editing-cycles>
    <meta:document-statistic meta:table-count="1" meta:cell-count="255" meta:object-count="0"/>
  </office:meta>
</office:document-meta>
</file>